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fbde0" officeooo:paragraph-rsid="000fbde0" style:font-size-asian="18pt" style:font-size-complex="18pt"/>
    </style:style>
    <style:style style:name="P2" style:family="paragraph" style:parent-style-name="Standard">
      <style:text-properties fo:font-size="18pt" fo:font-weight="bold" officeooo:rsid="000fbde0" officeooo:paragraph-rsid="000fbde0" style:font-size-asian="18pt" style:font-weight-asian="bold" style:font-size-complex="18pt" style:font-weight-complex="bold"/>
    </style:style>
    <style:style style:name="P3" style:family="paragraph" style:parent-style-name="Standard">
      <style:text-properties fo:font-size="14pt" style:text-underline-style="solid" style:text-underline-width="auto" style:text-underline-color="font-color" fo:font-weight="bold" officeooo:rsid="000fbde0" officeooo:paragraph-rsid="000fbde0"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0494e" officeooo:paragraph-rsid="0010494e"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P6" style:family="paragraph" style:parent-style-name="Standard">
      <style:text-properties fo:font-size="14pt" style:text-underline-style="none" officeooo:rsid="0010494e" officeooo:paragraph-rsid="0010494e" style:font-size-asian="12.25pt" style:font-size-complex="14pt"/>
    </style:style>
    <style:style style:name="P7" style:family="paragraph" style:parent-style-name="Standard">
      <style:text-properties fo:font-size="14pt" style:text-underline-style="none" fo:font-weight="normal" officeooo:rsid="000fbde0" officeooo:paragraph-rsid="000fbde0"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0494e" officeooo:paragraph-rsid="0010494e"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1cdc0" officeooo:paragraph-rsid="0011cdc0"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1cdc0" officeooo:paragraph-rsid="0012eb0b"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2eb0b" officeooo:paragraph-rsid="0012eb0b"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148a45" officeooo:paragraph-rsid="00148a45" style:font-size-asian="12.25pt" style:font-weight-asian="normal" style:font-size-complex="14pt" style:font-weight-complex="normal"/>
    </style:style>
    <style:style style:name="P13" style:family="paragraph" style:parent-style-name="Standard">
      <style:text-properties fo:color="#b2b2b2" fo:font-size="14pt" fo:font-style="italic" officeooo:rsid="000fbde0" officeooo:paragraph-rsid="000fbde0" style:font-size-asian="12.25pt" style:font-style-asian="italic" style:font-size-complex="14pt" style:font-style-complex="italic"/>
    </style:style>
    <style:style style:name="P14" style:family="paragraph" style:parent-style-name="Standard">
      <style:text-properties fo:font-size="14pt" style:text-underline-style="none" fo:font-weight="normal" officeooo:rsid="0012eb0b" officeooo:paragraph-rsid="0012eb0b" style:font-size-asian="12.25pt" style:font-weight-asian="normal" style:font-size-complex="14pt" style:font-weight-complex="normal"/>
    </style:style>
    <style:style style:name="T1" style:family="text">
      <style:text-properties officeooo:rsid="0010494e"/>
    </style:style>
    <style:style style:name="T2" style:family="text">
      <style:text-properties officeooo:rsid="0011cdc0"/>
    </style:style>
    <style:style style:name="T3" style:family="text">
      <style:text-properties officeooo:rsid="0012eb0b"/>
    </style:style>
    <style:style style:name="T4" style:family="text">
      <style:text-properties officeooo:rsid="0015362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1"/>
      <text:p text:style-name="P13"><text:s text:c="44"/>ticket system manager</text:p>
      <text:p text:style-name="P3">Introduction</text:p>
      <text:p text:style-name="P7">A procedural app for managing tickets within an organization, <text:span text:style-name="T1">the app will manage all the technical problems within the organization using a logical structure of tickets, for the purpose of fixing those problems and making the managment of such issues as easy as possible.</text:span></text:p>
      <text:p text:style-name="P7"/>
      <text:p text:style-name="P4">About the programming language</text:p>
      <text:p text:style-name="P6">The app will be programmed in the C language, which means it’s a procedural language, the program will include many files that micro manage structs of different functions of the program, and a main function will manage the calling to each functions.</text:p>
      <text:p text:style-name="P6"/>
      <text:p text:style-name="P4">User interface</text:p>
      <text:p text:style-name="P8">App will ship in 2 languages Hebrew and English, with options to add other languages later if needed, in it’s implementation the program will run in a cmd console <text:span text:style-name="T2">there will be differnet menus in which the information will be shown to the user of the system and most of the access to such information will be made when the user inputs an option to display such function to show information or to input.</text:span></text:p>
      <text:p text:style-name="P9"/>
      <text:p text:style-name="P9">The menus:</text:p>
      <text:p text:style-name="P9"/>
      <text:p text:style-name="P5">Login</text:p>
      <text:p text:style-name="P10">In the login screen there should be an option to <text:span text:style-name="T3">enter the system using the authentication information avaiable to the user, the authentication information is given to the user via the human resources department of said organization. Once the information is entered the system should identify if the information is correct, shown error if it isn’t, and once the authentication information is entered the system should compare the information given to the of the database of users, and try to authenticate the user.</text:span></text:p>
      <text:p text:style-name="P10"/>
      <text:p text:style-name="P11">If the authentication was successful the system should send the user to either a technical display or a normal display (based on their role in the system either as a support of the system or a normal user).</text:p>
      <text:p text:style-name="P9"/>
      <text:p text:style-name="P11">Ticket manager (normal user):</text:p>
      <text:p text:style-name="P12">Only users defined as normal users might access this menu.</text:p>
      <text:p text:style-name="P12">They have a few options:</text:p>
      <text:p text:style-name="P12">1. view contact informations: the user is shown the information of the users in charge of managing the tickets in the system, this should be a constant text that shouldn’t be changed when the program is running and if it needs to be changed it’s changed in the code.</text:p>
      <text:p text:style-name="P12">2. F.A.Q : is wrritten in the code as well and isn’t changed by users of the system.</text:p>
      <text:p text:style-name="P12">3. <text:span text:style-name="T4">Create a ticket: will create a ticket using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14:21.390368927</meta:creation-date>
    <dc:date>2018-11-06T16:41:37.493029058</dc:date>
    <meta:editing-duration>PT9M19S</meta:editing-duration>
    <meta:editing-cycles>1</meta:editing-cycles>
    <meta:generator>LibreOffice/6.0.3.2$Linux_X86_64 LibreOffice_project/00m0$Build-2</meta:generator>
    <meta:document-statistic meta:table-count="0" meta:image-count="0" meta:object-count="0" meta:page-count="1" meta:paragraph-count="18" meta:word-count="393" meta:character-count="2310" meta:non-whitespace-character-count="1891"/>
  </office:meta>
</office:document-meta>
</file>